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Dash_20_1" svg:stroke-width="0cm" svg:stroke-color="#000000" draw:marker-start-width="0.205cm" draw:marker-start-center="false" draw:marker-end-width="0.205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1" svg:stroke-width="0cm" svg:stroke-color="#000000" draw:marker-start-width="0.205cm" draw:marker-start-center="false" draw:marker-end-width="0.205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1" svg:stroke-width="0.001cm" svg:stroke-color="#000000" draw:marker-start-width="0.001cm" draw:marker-start-center="false" draw:marker-end-width="0.001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1" svg:stroke-width="0.001cm" svg:stroke-color="#000000" draw:marker-start-width="0.001cm" draw:marker-start-center="false" draw:marker-end-width="0.001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45cm" fo:padding-right="-0.0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1" svg:stroke-width="0cm" svg:stroke-color="#000000" draw:marker-start-width="0.3cm" draw:marker-start-center="false" draw:marker-end="Arrow" draw:marker-end-width="0.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-dash="Dash_20_1" svg:stroke-width="0cm" svg:stroke-color="#000000" draw:marker-start-width="0.3cm" draw:marker-start-center="false" draw:marker-end="Arrow" draw:marker-end-width="0.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1" svg:stroke-width="0cm" svg:stroke-color="#000000" draw:marker-start="Arrow" draw:marker-start-width="0.205cm" draw:marker-start-center="false" draw:marker-end="Arrow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1" svg:stroke-width="0cm" svg:stroke-color="#000000" draw:marker-start="Arrow" draw:marker-start-width="0.205cm" draw:marker-start-center="false" draw:marker-end="Arrow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draw:stroke-dash="Dash_20_1" svg:stroke-width="0cm" svg:stroke-color="#000000" draw:marker-start-width="0.205cm" draw:marker-start-center="false" draw:marker-end-width="0.2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7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="Arrow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4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819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text:enable-numbering="false"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text:enable-numbering="false"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position="sub 58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1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0.75cm" svg:height="7.5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cm" svg:height="7.5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6cm" svg:height="1.5cm" svg:x="1cm" svg:y="2cm">
          <draw:glue-point draw:id="4" svg:x="5cm" svg:y="-1.666cm"/>
          <draw:glue-point draw:id="5" svg:x="5cm" svg:y="1.666cm"/>
          <text:p text:style-name="P2"><text:span text:style-name="T1">w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1.5cm" svg:x="1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1.5cm" svg:x="1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6" draw:layer="layout" svg:width="6cm" svg:height="1.5cm" svg:x="1cm" svg:y="5cm">
          <text:p text:style-name="P2"><text:span text:style-name="T1">w</text:span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10" draw:layer="layout" svg:width="6cm" svg:height="1.5cm" svg:x="1cm" svg:y="8cm">
          <draw:glue-point draw:id="4" svg:x="5cm" svg:y="-1.666cm"/>
          <draw:glue-point draw:id="5" svg:x="5cm" svg:y="1.666cm"/>
          <text:p text:style-name="P2"><text:span text:style-name="T1">w</text:span><text:span text:style-name="T2">N-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3" draw:layer="layout" svg:width="6.02cm" svg:height="1.5cm" svg:x="7.73cm" svg:y="9cm">
          <draw:glue-point draw:id="4" svg:x="5cm" svg:y="-1.666cm"/>
          <draw:glue-point draw:id="5" svg:x="5cm" svg:y="1.666cm"/>
          <text:p text:style-name="P2"><text:span text:style-name="T1">u: Lung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id="id5" draw:layer="layout" svg:width="3.05cm" svg:height="1.8cm" svg:x="8.3cm" svg:y="2.75cm">
          <text:p text:style-name="P3"><text:span text:style-name="T3">64</text:span></text:p>
          <text:p text:style-name="P3"><text:span text:style-name="T3">&lt;&lt; SL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0" draw:text-style-name="P5" draw:id="id1" draw:layer="layout" svg:width="3.45cm" svg:height="1.556cm" svg:x="8.3cm" svg:y="6.444cm">
          <text:p text:style-name="P2"><text:span text:style-name="T4">perm(4,3,2,1)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1" draw:text-style-name="P1" draw:layer="layout" svg:x1="11.75cm" svg:y1="7.221cm" svg:x2="12.892cm" svg:y2="4.512cm" draw:start-shape="id1" draw:start-glue-point="7" draw:end-shape="id2" draw:end-glue-point="9" svg:d="m11750 7221h551v-2709h591">
          <text:p/>
        </draw:connector>
        <draw:connector draw:style-name="gr12" draw:text-style-name="P1" draw:layer="layout" draw:line-skew="0.27cm" svg:x1="7.73cm" svg:y1="9.75cm" svg:x2="8.3cm" svg:y2="7.221cm" draw:start-shape="id3" draw:end-shape="id1" draw:end-glue-point="5" svg:d="m7730 9750h-231v-2529h801">
          <text:p/>
        </draw:connector>
        <draw:line draw:style-name="gr13" draw:text-style-name="P1" draw:layer="layout" svg:x1="1cm" svg:y1="2.1cm" svg:x2="1cm" svg:y2="0.35cm">
          <text:p/>
        </draw:line>
        <draw:line draw:style-name="gr14" draw:text-style-name="P1" draw:layer="layout" svg:x1="7cm" svg:y1="0.35cm" svg:x2="7cm" svg:y2="2.1cm">
          <text:p/>
        </draw:line>
        <draw:line draw:style-name="gr15" draw:text-style-name="P1" draw:layer="layout" svg:x1="1cm" svg:y1="0.6cm" svg:x2="7cm" svg:y2="0.6cm">
          <text:p/>
        </draw:line>
        <draw:line draw:style-name="gr16" draw:text-style-name="P1" draw:layer="layout" svg:x1="4cm" svg:y1="1.25cm" svg:x2="4cm" svg:y2="2cm">
          <text:p/>
        </draw:line>
        <draw:frame draw:style-name="gr17" draw:text-style-name="P7" draw:layer="layout" svg:width="2.8cm" svg:height="0.984cm" svg:x="2.7cm" svg:y="0.1cm">
          <draw:text-box>
            <text:p text:style-name="P6"><text:span text:style-name="T1">128 bits</text:span></text:p>
          </draw:text-box>
        </draw:frame>
        <draw:line draw:style-name="gr18" draw:text-style-name="P1" draw:layer="layout" svg:x1="1cm" svg:y1="1.5cm" svg:x2="4cm" svg:y2="1.5cm">
          <text:p/>
        </draw:line>
        <draw:frame draw:style-name="gr19" draw:text-style-name="P8" draw:layer="layout" svg:width="2cm" svg:height="0.823cm" svg:x="1.5cm" svg:y="1.1cm">
          <draw:text-box>
            <text:p text:style-name="P6"><text:span text:style-name="T4">64 bits</text:span></text:p>
          </draw:text-box>
        </draw:frame>
        <draw:g>
          <draw:custom-shape draw:style-name="gr20" draw:text-style-name="P1" draw:layer="layout" svg:width="1.075cm" svg:height="0.75cm" svg:x="18cm" svg:y="0.5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7" draw:layer="layout" svg:width="5.375cm" svg:height="1cm" svg:x="19.075cm" svg:y="0.4cm">
            <draw:text-box>
              <text:p text:style-name="P6"><text:span text:style-name="T1">exponent: 0x3FF</text:span></text:p>
            </draw:text-box>
          </draw:frame>
        </draw:g>
        <draw:custom-shape draw:style-name="gr22" draw:text-style-name="P1" draw:id="id8" draw:layer="layout" svg:width="3cm" svg:height="1.5cm" svg:x="17cm" svg:y="4.85cm">
          <text:p text:style-name="P2"><text:span text:style-name="T1">&amp; MASK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3" draw:text-style-name="P1" draw:layer="layout" svg:x1="7cm" svg:y1="2.999cm" svg:x2="8.3cm" svg:y2="3.649cm" draw:start-shape="id4" draw:start-glue-point="5" draw:end-shape="id5" draw:end-glue-point="5" svg:d="m7000 2999h650v650h650">
          <text:p/>
        </draw:connector>
        <draw:frame draw:style-name="gr24" draw:text-style-name="P7" draw:layer="layout" svg:width="2.5cm" svg:height="1.069cm" svg:x="0cm" svg:y="11.431cm">
          <draw:text-box>
            <text:p text:style-name="P6"><text:span text:style-name="T1">output</text:span></text:p>
          </draw:text-box>
        </draw:frame>
        <draw:custom-shape draw:style-name="gr25" draw:text-style-name="P1" draw:id="id2" draw:layer="layout" svg:width="2.3cm" svg:height="1.75cm" svg:x="12.85cm" svg:y="3.2cm">
          <draw:glue-point draw:id="8" svg:x="-4.821cm" svg:y="-2.5cm"/>
          <draw:glue-point draw:id="9" svg:x="-4.821cm" svg:y="2.5cm"/>
          <text:p text:style-name="P2"><text:span text:style-name="T1">+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onnector draw:style-name="gr26" draw:text-style-name="P9" draw:layer="layout" svg:x1="11.348cm" svg:y1="3.649cm" svg:x2="12.892cm" svg:y2="3.638cm" draw:start-shape="id5" draw:start-glue-point="7" draw:end-shape="id2" draw:end-glue-point="8" svg:d="m11348 3649h753v-11h791">
          <text:p/>
        </draw:connector>
        <draw:connector draw:style-name="gr26" draw:text-style-name="P9" draw:layer="layout" draw:line-skew="1.537cm" svg:x1="7cm" svg:y1="5.75cm" svg:x2="12.85cm" svg:y2="4.074cm" draw:start-shape="id6" draw:start-glue-point="1" draw:end-shape="id2" draw:end-glue-point="5" svg:d="m7000 5750h4463v-1676h1387">
          <text:p/>
        </draw:connector>
        <draw:custom-shape draw:style-name="gr27" draw:text-style-name="P1" draw:id="id9" draw:layer="layout" svg:width="2.3cm" svg:height="2cm" svg:x="21.5cm" svg:y="2.7cm">
          <draw:glue-point draw:id="8" svg:x="-4.821cm" svg:y="-2.5cm"/>
          <draw:glue-point draw:id="9" svg:x="-4.821cm" svg:y="2.5cm"/>
          <text:p text:style-name="P2"><text:span text:style-name="T1">+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onnector draw:style-name="gr26" draw:text-style-name="P9" draw:layer="layout" draw:line-skew="0.099cm 0.225cm" svg:x1="15.15cm" svg:y1="4.074cm" svg:x2="10.74cm" svg:y2="10.5cm" draw:start-shape="id2" draw:start-glue-point="7" draw:end-shape="id3" draw:end-glue-point="2" svg:d="m15150 4074h600v7152h-5010v-726">
          <text:p/>
        </draw:connector>
        <draw:custom-shape draw:style-name="gr28" draw:text-style-name="P4" draw:id="id7" draw:layer="layout" svg:width="3.05cm" svg:height="1.8cm" svg:x="17cm" svg:y="2.8cm">
          <text:p text:style-name="P3"><text:span text:style-name="T3">64</text:span></text:p>
          <text:p text:style-name="P3"><text:span text:style-name="T3">&gt;&gt; 12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6" draw:text-style-name="P9" draw:layer="layout" draw:line-skew="-0.326cm" svg:x1="15.15cm" svg:y1="4.074cm" svg:x2="17cm" svg:y2="3.699cm" draw:start-shape="id2" draw:start-glue-point="7" draw:end-shape="id7" draw:end-glue-point="5" svg:d="m15150 4074h600v-375h1250">
          <text:p/>
        </draw:connector>
        <draw:connector draw:style-name="gr26" draw:text-style-name="P9" draw:layer="layout" draw:line-skew="-0.326cm" svg:x1="15.15cm" svg:y1="4.074cm" svg:x2="17cm" svg:y2="5.599cm" draw:start-shape="id2" draw:start-glue-point="7" draw:end-shape="id8" draw:end-glue-point="5" svg:d="m15150 4074h600v1525h1250">
          <text:p/>
        </draw:connector>
        <draw:connector draw:style-name="gr26" draw:text-style-name="P9" draw:layer="layout" draw:line-skew="6.512cm" svg:x1="7cm" svg:y1="2.501cm" svg:x2="21.542cm" svg:y2="3.2cm" draw:start-shape="id4" draw:start-glue-point="4" draw:end-shape="id9" draw:end-glue-point="8" svg:d="m7000 2501h13763v699h779">
          <text:p/>
        </draw:connector>
        <draw:connector draw:style-name="gr26" draw:text-style-name="P9" draw:layer="layout" svg:x1="20.048cm" svg:y1="3.699cm" svg:x2="21.5cm" svg:y2="3.699cm" draw:start-shape="id7" draw:start-glue-point="7" draw:end-shape="id9" draw:end-glue-point="5" svg:d="m20048 3699h1452">
          <text:p/>
        </draw:connector>
        <draw:connector draw:style-name="gr26" draw:text-style-name="P9" draw:layer="layout" svg:x1="20cm" svg:y1="5.599cm" svg:x2="21.542cm" svg:y2="4.2cm" draw:start-shape="id8" draw:start-glue-point="7" draw:end-shape="id9" draw:end-glue-point="9" svg:d="m20000 5599h751v-1399h791">
          <text:p/>
        </draw:connector>
        <draw:connector draw:style-name="gr26" draw:text-style-name="P9" draw:layer="layout" draw:line-skew="0cm 2cm" svg:x1="23.8cm" svg:y1="3.699cm" svg:x2="4cm" svg:y2="9.5cm" draw:start-shape="id9" draw:start-glue-point="7" draw:end-shape="id10" draw:end-glue-point="2" svg:d="m23800 3699h501v8302h-20301v-2501">
          <text:p/>
        </draw:connector>
        <draw:line draw:style-name="gr26" draw:text-style-name="P9" draw:layer="layout" svg:x1="4cm" svg:y1="12cm" svg:x2="2.25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NeoOffice/3.0$Unix OpenOffice.org_project/Patch 1</meta:generator>
    <meta:creation-date>2007-05-15T17:01:20</meta:creation-date>
    <dc:date>2009-06-08T14:06:44</dc:date>
    <dc:language>en-US</dc:language>
    <meta:editing-cycles>19</meta:editing-cycles>
    <meta:editing-duration>PT05H11M17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